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eta lr</text:p>
          </table:table-cell>
          <table:table-cell office:value-type="string" calcext:value-type="string">
            <text:p>phi lr</text:p>
          </table:table-cell>
          <table:table-cell office:value-type="string" calcext:value-type="string">
            <text:p>elbo </text:p>
          </table:table-cell>
          <table:table-cell office:value-type="string" calcext:value-type="string">
            <text:p>mcc</text:p>
          </table:table-cell>
        </table:table-row>
        <table:table-row table:style-name="ro1">
          <table:table-cell office:value-type="float" office:value="0.00446423585663248" calcext:value-type="float">
            <text:p>0.004464235856632</text:p>
          </table:table-cell>
          <table:table-cell office:value-type="float" office:value="0.00127672371331503" calcext:value-type="float">
            <text:p>0.001276723713315</text:p>
          </table:table-cell>
          <table:table-cell office:value-type="float" office:value="-17876.4526631882" calcext:value-type="float">
            <text:p>-17876.4526631882</text:p>
          </table:table-cell>
          <table:table-cell office:value-type="float" office:value="0.0447227727563236" calcext:value-type="float">
            <text:p>0.044722772756324</text:p>
          </table:table-cell>
        </table:table-row>
        <table:table-row table:style-name="ro1">
          <table:table-cell office:value-type="float" office:value="0.0668348291290638" calcext:value-type="float">
            <text:p>0.066834829129064</text:p>
          </table:table-cell>
          <table:table-cell office:value-type="float" office:value="0.00570898641743087" calcext:value-type="float">
            <text:p>0.005708986417431</text:p>
          </table:table-cell>
          <table:table-cell office:value-type="float" office:value="-7038.45306230571" calcext:value-type="float">
            <text:p>-7038.45306230571</text:p>
          </table:table-cell>
          <table:table-cell office:value-type="float" office:value="0.655022693966783" calcext:value-type="float">
            <text:p>0.655022693966783</text:p>
          </table:table-cell>
        </table:table-row>
        <table:table-row table:style-name="ro1">
          <table:table-cell office:value-type="float" office:value="0.00211877528947735" calcext:value-type="float">
            <text:p>0.002118775289477</text:p>
          </table:table-cell>
          <table:table-cell office:value-type="float" office:value="0.01095712512831" calcext:value-type="float">
            <text:p>0.01095712512831</text:p>
          </table:table-cell>
          <table:table-cell office:value-type="float" office:value="-14124.6231879939" calcext:value-type="float">
            <text:p>-14124.6231879939</text:p>
          </table:table-cell>
          <table:table-cell office:value-type="float" office:value="0.569900384360713" calcext:value-type="float">
            <text:p>0.569900384360713</text:p>
          </table:table-cell>
        </table:table-row>
        <table:table-row table:style-name="ro1">
          <table:table-cell office:value-type="float" office:value="0.0552796758958379" calcext:value-type="float">
            <text:p>0.055279675895838</text:p>
          </table:table-cell>
          <table:table-cell office:value-type="float" office:value="0.0468837254390538" calcext:value-type="float">
            <text:p>0.046883725439054</text:p>
          </table:table-cell>
          <table:table-cell office:value-type="float" office:value="-6069.08948410918" calcext:value-type="float">
            <text:p>-6069.08948410918</text:p>
          </table:table-cell>
          <table:table-cell office:value-type="float" office:value="0.697302665939558" calcext:value-type="float">
            <text:p>0.697302665939558</text:p>
          </table:table-cell>
        </table:table-row>
        <table:table-row table:style-name="ro1">
          <table:table-cell office:value-type="float" office:value="0.000355629608915869" calcext:value-type="float">
            <text:p>0.000355629608916</text:p>
          </table:table-cell>
          <table:table-cell office:value-type="float" office:value="0.00505351390159072" calcext:value-type="float">
            <text:p>0.005053513901591</text:p>
          </table:table-cell>
          <table:table-cell office:value-type="float" office:value="-15602.6313796151" calcext:value-type="float">
            <text:p>-15602.6313796151</text:p>
          </table:table-cell>
          <table:table-cell office:value-type="float" office:value="0.460338394419166" calcext:value-type="float">
            <text:p>0.460338394419166</text:p>
          </table:table-cell>
        </table:table-row>
        <table:table-row table:style-name="ro1">
          <table:table-cell office:value-type="float" office:value="0.00437974873700299" calcext:value-type="float">
            <text:p>0.004379748737003</text:p>
          </table:table-cell>
          <table:table-cell office:value-type="float" office:value="0.000306857653787968" calcext:value-type="float">
            <text:p>0.000306857653788</text:p>
          </table:table-cell>
          <table:table-cell office:value-type="float" office:value="-17878.3653576769" calcext:value-type="float">
            <text:p>-17878.3653576769</text:p>
          </table:table-cell>
          <table:table-cell office:value-type="float" office:value="0.0441420873557492" calcext:value-type="float">
            <text:p>0.044142087355749</text:p>
          </table:table-cell>
        </table:table-row>
        <table:table-row table:style-name="ro1">
          <table:table-cell office:value-type="float" office:value="0.0792756439349857" calcext:value-type="float">
            <text:p>0.079275643934986</text:p>
          </table:table-cell>
          <table:table-cell office:value-type="float" office:value="0.0105056385288385" calcext:value-type="float">
            <text:p>0.010505638528839</text:p>
          </table:table-cell>
          <table:table-cell office:value-type="float" office:value="-6601.87670417776" calcext:value-type="float">
            <text:p>-6601.87670417776</text:p>
          </table:table-cell>
          <table:table-cell office:value-type="float" office:value="0.66579471088718" calcext:value-type="float">
            <text:p>0.66579471088718</text:p>
          </table:table-cell>
        </table:table-row>
        <table:table-row table:style-name="ro1">
          <table:table-cell office:value-type="float" office:value="0.0104296624450747" calcext:value-type="float">
            <text:p>0.010429662445075</text:p>
          </table:table-cell>
          <table:table-cell office:value-type="float" office:value="0.000964305850869603" calcext:value-type="float">
            <text:p>0.00096430585087</text:p>
          </table:table-cell>
          <table:table-cell office:value-type="float" office:value="-17881.4980861571" calcext:value-type="float">
            <text:p>-17881.4980861571</text:p>
          </table:table-cell>
          <table:table-cell office:value-type="float" office:value="0.0455436005220587" calcext:value-type="float">
            <text:p>0.045543600522059</text:p>
          </table:table-cell>
        </table:table-row>
        <table:table-row table:style-name="ro1">
          <table:table-cell office:value-type="float" office:value="0.000416993088682903" calcext:value-type="float">
            <text:p>0.000416993088683</text:p>
          </table:table-cell>
          <table:table-cell office:value-type="float" office:value="0.00622096595909657" calcext:value-type="float">
            <text:p>0.006220965959097</text:p>
          </table:table-cell>
          <table:table-cell office:value-type="float" office:value="-15016.9130427247" calcext:value-type="float">
            <text:p>-15016.9130427247</text:p>
          </table:table-cell>
          <table:table-cell office:value-type="float" office:value="0.526721520554526" calcext:value-type="float">
            <text:p>0.526721520554526</text:p>
          </table:table-cell>
        </table:table-row>
        <table:table-row table:style-name="ro1">
          <table:table-cell office:value-type="float" office:value="0.0181914824041051" calcext:value-type="float">
            <text:p>0.018191482404105</text:p>
          </table:table-cell>
          <table:table-cell office:value-type="float" office:value="0.00826177526738867" calcext:value-type="float">
            <text:p>0.008261775267389</text:p>
          </table:table-cell>
          <table:table-cell office:value-type="float" office:value="-13162.0690010433" calcext:value-type="float">
            <text:p>-13162.0690010433</text:p>
          </table:table-cell>
          <table:table-cell office:value-type="float" office:value="0.317528908764704" calcext:value-type="float">
            <text:p>0.317528908764704</text:p>
          </table:table-cell>
        </table:table-row>
        <table:table-row table:style-name="ro1">
          <table:table-cell office:value-type="float" office:value="0.0043880044706203" calcext:value-type="float">
            <text:p>0.00438800447062</text:p>
          </table:table-cell>
          <table:table-cell office:value-type="float" office:value="0.0261772385469312" calcext:value-type="float">
            <text:p>0.026177238546931</text:p>
          </table:table-cell>
          <table:table-cell office:value-type="float" office:value="-11446.4581219518" calcext:value-type="float">
            <text:p>-11446.4581219518</text:p>
          </table:table-cell>
          <table:table-cell office:value-type="float" office:value="0.527994483565086" calcext:value-type="float">
            <text:p>0.527994483565086</text:p>
          </table:table-cell>
        </table:table-row>
        <table:table-row table:style-name="ro1">
          <table:table-cell office:value-type="float" office:value="0.000340978573710553" calcext:value-type="float">
            <text:p>0.000340978573711</text:p>
          </table:table-cell>
          <table:table-cell office:value-type="float" office:value="0.000557476393082554" calcext:value-type="float">
            <text:p>0.000557476393083</text:p>
          </table:table-cell>
          <table:table-cell office:value-type="float" office:value="-17805.6356955915" calcext:value-type="float">
            <text:p>-17805.6356955915</text:p>
          </table:table-cell>
          <table:table-cell office:value-type="float" office:value="0.0942921352862303" calcext:value-type="float">
            <text:p>0.09429213528623</text:p>
          </table:table-cell>
        </table:table-row>
        <table:table-row table:style-name="ro1">
          <table:table-cell office:value-type="float" office:value="0.00072590116811655" calcext:value-type="float">
            <text:p>0.000725901168117</text:p>
          </table:table-cell>
          <table:table-cell office:value-type="float" office:value="0.125778359238504" calcext:value-type="float">
            <text:p>0.125778359238504</text:p>
          </table:table-cell>
          <table:table-cell office:value-type="float" office:value="-5956.85219267431" calcext:value-type="float">
            <text:p>-5956.85219267431</text:p>
          </table:table-cell>
          <table:table-cell office:value-type="float" office:value="0.777013211638062" calcext:value-type="float">
            <text:p>0.777013211638062</text:p>
          </table:table-cell>
        </table:table-row>
        <table:table-row table:style-name="ro1">
          <table:table-cell office:value-type="float" office:value="0.0197074107790939" calcext:value-type="float">
            <text:p>0.019707410779094</text:p>
          </table:table-cell>
          <table:table-cell office:value-type="float" office:value="0.248634425743088" calcext:value-type="float">
            <text:p>0.248634425743088</text:p>
          </table:table-cell>
          <table:table-cell office:value-type="float" office:value="-5944.14521496293" calcext:value-type="float">
            <text:p>-5944.14521496293</text:p>
          </table:table-cell>
          <table:table-cell office:value-type="float" office:value="0.91162741377006" calcext:value-type="float">
            <text:p>0.91162741377006</text:p>
          </table:table-cell>
        </table:table-row>
        <table:table-row table:style-name="ro1">
          <table:table-cell office:value-type="float" office:value="0.000817130381879922" calcext:value-type="float">
            <text:p>0.00081713038188</text:p>
          </table:table-cell>
          <table:table-cell office:value-type="float" office:value="0.050328038313168" calcext:value-type="float">
            <text:p>0.050328038313168</text:p>
          </table:table-cell>
          <table:table-cell office:value-type="float" office:value="-6283.58263968667" calcext:value-type="float">
            <text:p>-6283.58263968667</text:p>
          </table:table-cell>
          <table:table-cell office:value-type="float" office:value="0.698718456435107" calcext:value-type="float">
            <text:p>0.698718456435107</text:p>
          </table:table-cell>
        </table:table-row>
        <table:table-row table:style-name="ro1">
          <table:table-cell office:value-type="float" office:value="0.0110143345295336" calcext:value-type="float">
            <text:p>0.011014334529534</text:p>
          </table:table-cell>
          <table:table-cell office:value-type="float" office:value="0.00218322597644995" calcext:value-type="float">
            <text:p>0.00218322597645</text:p>
          </table:table-cell>
          <table:table-cell office:value-type="float" office:value="-13868.9138150921" calcext:value-type="float">
            <text:p>-13868.9138150921</text:p>
          </table:table-cell>
          <table:table-cell office:value-type="float" office:value="0.361706449324424" calcext:value-type="float">
            <text:p>0.361706449324424</text:p>
          </table:table-cell>
        </table:table-row>
        <table:table-row table:style-name="ro1">
          <table:table-cell office:value-type="float" office:value="0.0101176772576171" calcext:value-type="float">
            <text:p>0.010117677257617</text:p>
          </table:table-cell>
          <table:table-cell office:value-type="float" office:value="0.00138000501382296" calcext:value-type="float">
            <text:p>0.001380005013823</text:p>
          </table:table-cell>
          <table:table-cell office:value-type="float" office:value="-17880.5240826604" calcext:value-type="float">
            <text:p>-17880.5240826604</text:p>
          </table:table-cell>
          <table:table-cell office:value-type="float" office:value="0.045542951263777" calcext:value-type="float">
            <text:p>0.045542951263777</text:p>
          </table:table-cell>
        </table:table-row>
        <table:table-row table:style-name="ro1">
          <table:table-cell office:value-type="float" office:value="0.0105139246981437" calcext:value-type="float">
            <text:p>0.010513924698144</text:p>
          </table:table-cell>
          <table:table-cell office:value-type="float" office:value="0.0150244233951661" calcext:value-type="float">
            <text:p>0.015024423395166</text:p>
          </table:table-cell>
          <table:table-cell office:value-type="float" office:value="-8659.23845323921" calcext:value-type="float">
            <text:p>-8659.23845323921</text:p>
          </table:table-cell>
          <table:table-cell office:value-type="float" office:value="0.593877970728915" calcext:value-type="float">
            <text:p>0.593877970728915</text:p>
          </table:table-cell>
        </table:table-row>
        <table:table-row table:style-name="ro1">
          <table:table-cell office:value-type="float" office:value="0.00496738506194817" calcext:value-type="float">
            <text:p>0.004967385061948</text:p>
          </table:table-cell>
          <table:table-cell office:value-type="float" office:value="0.00988248204899626" calcext:value-type="float">
            <text:p>0.009882482048996</text:p>
          </table:table-cell>
          <table:table-cell office:value-type="float" office:value="-14111.0174753856" calcext:value-type="float">
            <text:p>-14111.0174753856</text:p>
          </table:table-cell>
          <table:table-cell office:value-type="float" office:value="0.581509804525911" calcext:value-type="float">
            <text:p>0.581509804525911</text:p>
          </table:table-cell>
        </table:table-row>
        <table:table-row table:style-name="ro1">
          <table:table-cell office:value-type="float" office:value="0.00201608988143762" calcext:value-type="float">
            <text:p>0.002016089881438</text:p>
          </table:table-cell>
          <table:table-cell office:value-type="float" office:value="0.0168489739269421" calcext:value-type="float">
            <text:p>0.016848973926942</text:p>
          </table:table-cell>
          <table:table-cell office:value-type="float" office:value="-13603.8813960376" calcext:value-type="float">
            <text:p>-13603.8813960376</text:p>
          </table:table-cell>
          <table:table-cell office:value-type="float" office:value="0.601933135060659" calcext:value-type="float">
            <text:p>0.6019331350606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2:54:26.809054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7T22:20:15.846365520</meta:creation-date>
    <dc:date>2022-08-09T13:36:43.271122218</dc:date>
    <meta:editing-duration>PT13M50S</meta:editing-duration>
    <meta:editing-cycles>3</meta:editing-cycles>
    <meta:generator>LibreOffice/6.0.7.3$Linux_X86_64 LibreOffice_project/00m0$Build-3</meta:generator>
    <meta:document-statistic meta:table-count="1" meta:cell-count="84" meta:object-count="0"/>
  </office:meta>
</office:document-meta>
</file>